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3" style:family="table">
      <style:table-properties style:width="16.702cm" table:align="left"/>
    </style:style>
    <style:style style:name="Tableau3.A" style:family="table-column">
      <style:table-column-properties style:column-width="3.431cm"/>
    </style:style>
    <style:style style:name="Tableau3.B" style:family="table-column">
      <style:table-column-properties style:column-width="6.671cm"/>
    </style:style>
    <style:style style:name="Tableau3.C" style:family="table-column">
      <style:table-column-properties style:column-width="6.6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3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6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3.164cm"/>
    </style:style>
    <style:style style:name="Tableau7.B" style:family="table-column">
      <style:table-column-properties style:column-width="2.344cm"/>
    </style:style>
    <style:style style:name="Tableau7.C" style:family="table-column">
      <style:table-column-properties style:column-width="11.492cm"/>
    </style:style>
    <style:style style:name="Tableau7.A1" style:family="table-cell">
      <style:table-cell-properties style:vertical-align="middle" fo:padding="0.049cm" fo:border="none"/>
    </style:style>
    <style:style style:name="Tableau7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8" style:family="table">
      <style:table-properties style:width="17cm" table:align="left"/>
    </style:style>
    <style:style style:name="Tableau8.A" style:family="table-column">
      <style:table-column-properties style:column-width="3.164cm"/>
    </style:style>
    <style:style style:name="Tableau8.B" style:family="table-column">
      <style:table-column-properties style:column-width="2.344cm"/>
    </style:style>
    <style:style style:name="Tableau8.C" style:family="table-column">
      <style:table-column-properties style:column-width="11.492cm"/>
    </style:style>
    <style:style style:name="Tableau8.A1" style:family="table-cell">
      <style:table-cell-properties style:vertical-align="middle" fo:padding="0.049cm" fo:border="none"/>
    </style:style>
    <style:style style:name="Tableau8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paragraph-rsid="0041d912" style:font-size-asian="2pt" style:font-size-complex="2pt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2pt" officeooo:paragraph-rsid="00521196" style:font-size-asian="2pt" style:font-size-complex="2pt"/>
    </style:style>
    <style:style style:name="P4" style:family="paragraph" style:parent-style-name="Table_20_Contents">
      <style:paragraph-properties fo:margin-top="0cm" fo:margin-bottom="0.499cm" loext:contextual-spacing="false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41d912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16147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521196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413891" officeooo:paragraph-rsid="00413891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officeooo:paragraph-rsid="0041d912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41d912"/>
    </style:style>
    <style:style style:name="P21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2cce6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officeooo:rsid="004736f7" officeooo:paragraph-rsid="004736f7"/>
    </style:style>
    <style:style style:name="P23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736f7" officeooo:paragraph-rsid="004736f7"/>
    </style:style>
    <style:style style:name="P24" style:family="paragraph" style:parent-style-name="Table_20_Contents">
      <style:paragraph-properties fo:margin-top="0cm" fo:margin-bottom="0.499cm" loext:contextual-spacing="false"/>
      <style:text-properties style:font-name="Arial" officeooo:rsid="0047c14f" officeooo:paragraph-rsid="0047c14f"/>
    </style:style>
    <style:style style:name="P25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3a1794"/>
    </style:style>
    <style:style style:name="P26" style:family="paragraph" style:parent-style-name="Table_20_Contents">
      <style:paragraph-properties fo:margin-top="0cm" fo:margin-bottom="0.499cm" loext:contextual-spacing="false"/>
      <style:text-properties style:font-name="Arial" officeooo:rsid="0050be04" officeooo:paragraph-rsid="0050be04"/>
    </style:style>
    <style:style style:name="P27" style:family="paragraph" style:parent-style-name="Table_20_Contents">
      <style:paragraph-properties fo:margin-top="0cm" fo:margin-bottom="0.499cm" loext:contextual-spacing="false"/>
      <style:text-properties style:font-name="Arial" officeooo:rsid="0050be04" officeooo:paragraph-rsid="00521196"/>
    </style:style>
    <style:style style:name="P28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521196"/>
    </style:style>
    <style:style style:name="P29" style:family="paragraph" style:parent-style-name="Table_20_Contents">
      <style:paragraph-properties fo:margin-top="0cm" fo:margin-bottom="0.499cm" loext:contextual-spacing="false"/>
      <style:text-properties style:font-name="Arial" officeooo:rsid="00521196" officeooo:paragraph-rsid="00521196"/>
    </style:style>
    <style:style style:name="P30" style:family="paragraph" style:parent-style-name="Table_20_Contents">
      <style:paragraph-properties fo:margin-top="0cm" fo:margin-bottom="0.499cm" loext:contextual-spacing="false"/>
      <style:text-properties style:font-name="Arial" officeooo:paragraph-rsid="00521196"/>
    </style:style>
    <style:style style:name="P31" style:family="paragraph" style:parent-style-name="Table_20_Contents">
      <style:paragraph-properties fo:margin-top="0cm" fo:margin-bottom="0.499cm" loext:contextual-spacing="false"/>
      <style:text-properties style:font-name="Arial" officeooo:rsid="005264ea" officeooo:paragraph-rsid="005264ea"/>
    </style:style>
    <style:style style:name="P32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33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34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35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36" style:family="paragraph" style:parent-style-name="Table_20_Contents">
      <style:paragraph-properties fo:margin-top="0cm" fo:margin-bottom="0.499cm" loext:contextual-spacing="false"/>
      <style:text-properties officeooo:paragraph-rsid="0041d912"/>
    </style:style>
    <style:style style:name="P37" style:family="paragraph" style:parent-style-name="Table_20_Contents">
      <style:paragraph-properties fo:margin-top="0cm" fo:margin-bottom="0.499cm" loext:contextual-spacing="false"/>
      <style:text-properties officeooo:paragraph-rsid="00521196"/>
    </style:style>
    <style:style style:name="P38" style:family="paragraph" style:parent-style-name="Text_20_body">
      <style:text-properties officeooo:paragraph-rsid="003a1794"/>
    </style:style>
    <style:style style:name="P39" style:family="paragraph" style:parent-style-name="Text_20_body">
      <style:text-properties officeooo:paragraph-rsid="00521196"/>
    </style:style>
    <style:style style:name="P40" style:family="paragraph" style:parent-style-name="Standard">
      <style:text-properties style:font-name="Arial" officeooo:paragraph-rsid="0041d912"/>
    </style:style>
    <style:style style:name="P41" style:family="paragraph" style:parent-style-name="Table_20_Contents">
      <style:paragraph-properties fo:margin-top="0cm" fo:margin-bottom="0.499cm" loext:contextual-spacing="false"/>
      <style:text-properties style:font-name="Arial" officeooo:rsid="00542a60" officeooo:paragraph-rsid="00542a60"/>
    </style:style>
    <style:style style:name="P42" style:family="paragraph" style:parent-style-name="Heading_20_2">
      <style:text-properties style:font-name="Arial"/>
    </style:style>
    <style:style style:name="P43" style:family="paragraph" style:parent-style-name="Heading_20_2">
      <style:text-properties style:font-name="Arial" officeooo:rsid="003106fe" officeooo:paragraph-rsid="003106fe"/>
    </style:style>
    <style:style style:name="P44" style:family="paragraph" style:parent-style-name="Heading_20_2">
      <style:text-properties style:font-name="Arial" officeooo:paragraph-rsid="0041d912"/>
    </style:style>
    <style:style style:name="P45" style:family="paragraph" style:parent-style-name="Heading_20_2">
      <style:text-properties style:font-name="Arial" officeooo:rsid="0033f164" officeooo:paragraph-rsid="0041d912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ef346" style:font-size-asian="16pt" style:font-size-complex="16pt"/>
    </style:style>
    <style:style style:name="T4" style:family="text">
      <style:text-properties style:font-name="Arial" fo:font-size="16pt" officeooo:rsid="0041d912" style:font-size-asian="16pt" style:font-size-complex="16pt"/>
    </style:style>
    <style:style style:name="T5" style:family="text">
      <style:text-properties style:font-name="Arial" fo:font-size="16pt" officeooo:rsid="00521196" style:font-size-asian="16pt" style:font-size-complex="16pt"/>
    </style:style>
    <style:style style:name="T6" style:family="text">
      <style:text-properties style:font-name="Arial" officeooo:rsid="003106fe"/>
    </style:style>
    <style:style style:name="T7" style:family="text">
      <style:text-properties style:font-name="Arial" officeooo:rsid="003376a5"/>
    </style:style>
    <style:style style:name="T8" style:family="text">
      <style:text-properties style:font-name="Arial" officeooo:rsid="0033f164"/>
    </style:style>
    <style:style style:name="T9" style:family="text">
      <style:text-properties style:font-name="Arial" officeooo:rsid="0034bc53"/>
    </style:style>
    <style:style style:name="T10" style:family="text">
      <style:text-properties style:font-name="Arial" fo:font-size="2pt" officeooo:rsid="0055d0ba" style:font-size-asian="2pt" style:font-size-complex="2pt"/>
    </style:style>
    <style:style style:name="T11" style:family="text">
      <style:text-properties officeooo:rsid="0021b893"/>
    </style:style>
    <style:style style:name="T12" style:family="text">
      <style:text-properties officeooo:rsid="003106fe"/>
    </style:style>
    <style:style style:name="T13" style:family="text">
      <style:text-properties officeooo:rsid="0031cc25"/>
    </style:style>
    <style:style style:name="T14" style:family="text">
      <style:text-properties officeooo:rsid="0036674a"/>
    </style:style>
    <style:style style:name="T15" style:family="text">
      <style:text-properties officeooo:rsid="00378e1c"/>
    </style:style>
    <style:style style:name="T16" style:family="text">
      <style:text-properties officeooo:rsid="0041d912"/>
    </style:style>
    <style:style style:name="T17" style:family="text">
      <style:text-properties officeooo:rsid="003376a5"/>
    </style:style>
    <style:style style:name="T18" style:family="text">
      <style:text-properties officeooo:rsid="0024a15b"/>
    </style:style>
    <style:style style:name="T19" style:family="text">
      <style:text-properties officeooo:rsid="00427d56"/>
    </style:style>
    <style:style style:name="T20" style:family="text">
      <style:text-properties officeooo:rsid="004736f7"/>
    </style:style>
    <style:style style:name="T21" style:family="text">
      <style:text-properties officeooo:rsid="00492472"/>
    </style:style>
    <style:style style:name="T22" style:family="text">
      <style:text-properties officeooo:rsid="004a06ea"/>
    </style:style>
    <style:style style:name="T23" style:family="text">
      <style:text-properties officeooo:rsid="004f0c76"/>
    </style:style>
    <style:style style:name="T24" style:family="text">
      <style:text-properties officeooo:rsid="00505f71"/>
    </style:style>
    <style:style style:name="T25" style:family="text">
      <style:text-properties officeooo:rsid="00506481"/>
    </style:style>
    <style:style style:name="T26" style:family="text">
      <style:text-properties officeooo:rsid="0050be04"/>
    </style:style>
    <style:style style:name="T27" style:family="text">
      <style:text-properties officeooo:rsid="005211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2"><text:bookmark text:name="r-2157916"/>Identification</text:h>
      <text:p text:style-name="P1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3"><text:bookmark text:name="r-2157366"/><text:span text:style-name="Strong_20_Emphasis"><text:span text:style-name="T6">Number</text:span></text:span></text:p>
          </table:table-cell>
          <table:table-cell table:style-name="Tableau1.A1" office:value-type="string">
            <text:p text:style-name="P23">1<text:span text:style-name="T23">5</text:span></text:p>
          </table:table-cell>
        </table:table-row>
        <table:table-row>
          <table:table-cell table:style-name="Tableau1.A8" office:value-type="string">
            <text:p text:style-name="P32"><text:bookmark text:name="r-2157371"/><text:span text:style-name="Strong_20_Emphasis"><text:span text:style-name="T6">Name</text:span></text:span></text:p>
          </table:table-cell>
          <table:table-cell table:style-name="Tableau1.B8" office:value-type="string">
            <text:p text:style-name="P6"><text:span text:style-name="T23">Login </text:span>(package « <text:span text:style-name="T23">Authentification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4"><text:span text:style-name="Strong_20_Emphasis"><text:span text:style-name="T6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22">Visitor, <text:span text:style-name="T23">Administrator</text:span></text:p>
          </table:table-cell>
        </table:table-row>
        <table:table-row>
          <table:table-cell table:style-name="Tableau1.A8" office:value-type="string">
            <text:p text:style-name="P32"><text:span text:style-name="Strong_20_Emphasis"><text:span text:style-name="T6">Quick description</text:span></text:span></text:p>
          </table:table-cell>
          <table:table-cell table:style-name="Tableau1.B8" office:value-type="string">
            <text:p text:style-name="P28"><text:span text:style-name="T23">Simple identification for front-end fonctionnality (visitor) or for the back-end access (administrator) </text:span><text:s/></text:p>
          </table:table-cell>
        </table:table-row>
        <table:table-row>
          <table:table-cell table:style-name="Tableau1.A1" office:value-type="string">
            <text:p text:style-name="P32"><text:bookmark text:name="r-2157386"/><text:span text:style-name="Strong_20_Emphasis"><text:span text:style-name="T6">Author</text:span></text:span></text:p>
          </table:table-cell>
          <table:table-cell table:style-name="Tableau1.A1" office:value-type="string">
            <text:p text:style-name="P7">Romain</text:p>
          </table:table-cell>
        </table:table-row>
        <table:table-row>
          <table:table-cell table:style-name="Tableau1.A8" office:value-type="string">
            <text:p text:style-name="P4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5"><text:span text:style-name="T13">15</text:span>/<text:span text:style-name="T11">03</text:span>/201<text:span text:style-name="T13">8</text:span> (<text:span text:style-name="T13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4"><text:bookmark text:name="r-2157393"/><text:span text:style-name="Strong_20_Emphasis"><text:span text:style-name="T1">Pr</text:span></text:span><text:span text:style-name="Strong_20_Emphasis"><text:span text:style-name="T6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29">None</text:p>
          </table:table-cell>
        </table:table-row>
        <table:table-row>
          <table:table-cell table:style-name="Tableau1.A8" office:value-type="string">
            <text:p text:style-name="P35"><text:span text:style-name="Strong_20_Emphasis"><text:span text:style-name="T9">Start</text:span></text:span></text:p>
          </table:table-cell>
          <table:table-cell table:style-name="Tableau1.B8" office:value-type="string">
            <text:p text:style-name="P12"><text:span text:style-name="T24">Actor</text:span> <text:span text:style-name="T14">ask for the « authentification » page via the footer menu.</text:span></text:p>
          </table:table-cell>
        </table:table-row>
      </table:table>
      <text:h text:style-name="P43" text:outline-level="2">Dialogue: the nominal scenario</text:h>
      <text:p text:style-name="P1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"><text:span text:style-name="Strong_20_Emphasis"><text:span text:style-name="T1">Sc</text:span></text:span><text:span text:style-name="Strong_20_Emphasis"><text:span text:style-name="T7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6">step</text:span></text:span></text:p>
          </table:table-cell>
          <table:table-cell table:style-name="Tableau2.A1" office:value-type="string">
            <text:p text:style-name="P8"><text:span text:style-name="Strong_20_Emphasis"><text:span text:style-name="T14">Actor</text:span></text:span></text:p>
          </table:table-cell>
          <table:table-cell table:style-name="Tableau2.A1" office:value-type="string">
            <text:p text:style-name="P32"><text:bookmark text:name="r-2157417"/><text:bookmark text:name="r-2157413"/><text:span text:style-name="Strong_20_Emphasis"><text:span text:style-name="T6">System</text:span></text:span></text:p>
          </table:table-cell>
        </table:table-row>
        <table:table-row>
          <table:table-cell table:style-name="Tableau2.A2" office:value-type="string">
            <text:p text:style-name="P5"><text:bookmark text:name="r-2157412"/>1.<text:bookmark text:name="r-2157414"/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><text:s/><text:span text:style-name="T14">Display the form « authentification ».</text:span></text:p>
          </table:table-cell>
        </table:table-row>
        <table:table-row>
          <table:table-cell table:style-name="Tableau2.A3" office:value-type="string">
            <text:p text:style-name="P16">2.</text:p>
          </table:table-cell>
          <table:table-cell table:style-name="Tableau2.A3" office:value-type="string">
            <text:p text:style-name="P17">Actor informs all the fields of the form (« <text:span text:style-name="T26">Identifiant », « mot de passe »</text:span>).</text:p>
          </table:table-cell>
          <table:table-cell table:style-name="Tableau2.A3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7">3.</text:p>
          </table:table-cell>
          <table:table-cell table:style-name="Tableau2.A2" office:value-type="string">
            <text:p text:style-name="P17">Actor <text:span text:style-name="T16">click on the « s’authentifier » button</text:span></text:p>
          </table:table-cell>
          <table:table-cell table:style-name="Tableau2.A2" office:value-type="string">
            <text:p text:style-name="P11"/>
          </table:table-cell>
        </table:table-row>
        <table:table-row>
          <table:table-cell table:style-name="Tableau2.A3" office:value-type="string">
            <text:p text:style-name="P24">4.</text:p>
          </table:table-cell>
          <table:table-cell table:style-name="Tableau2.A3" office:value-type="string">
            <text:p text:style-name="P17"/>
          </table:table-cell>
          <table:table-cell table:style-name="Tableau2.A3" office:value-type="string">
            <text:p text:style-name="P26">Confirm the identification. </text:p>
          </table:table-cell>
        </table:table-row>
      </table:table>
      <text:h text:style-name="P44" text:outline-level="2"><text:span text:style-name="T17">D</text:span>ialogue : alternati<text:span text:style-name="T17">ve</text:span> <text:span text:style-name="T12">scenarios</text:span></text:h>
      <text:p text:style-name="P2"><text:bookmark text:name="r-2157507"/><text:bookmark text:name="r-2157470"/><text:bookmark text:name="r-2157508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6"><text:bookmark text:name="r-2157467"/><text:span text:style-name="Strong_20_Emphasis"><text:span text:style-name="T1">Sc</text:span></text:span><text:span text:style-name="Strong_20_Emphasis"><text:span text:style-name="T7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6">step</text:span></text:span></text:p>
          </table:table-cell>
          <table:table-cell table:style-name="Tableau3.A1" office:value-type="string">
            <text:p text:style-name="P9"><text:span text:style-name="Strong_20_Emphasis"><text:span text:style-name="T14">Actor</text:span></text:span></text:p>
          </table:table-cell>
          <table:table-cell table:style-name="Tableau3.A1" office:value-type="string">
            <text:p text:style-name="P36"><text:bookmark text:name="r-2157472"/><text:bookmark text:name="r-2157476"/><text:span text:style-name="Strong_20_Emphasis"><text:span text:style-name="T7">System</text:span></text:span></text:p>
          </table:table-cell>
        </table:table-row>
        <table:table-row>
          <table:table-cell table:style-name="Tableau3.A2" office:value-type="string">
            <text:p text:style-name="P19"><text:span text:style-name="T18">2</text:span>.a<text:bookmark text:name="r-2157474"/></text:p>
          </table:table-cell>
          <table:table-cell table:style-name="Tableau3.A2" office:value-type="string">
            <text:p text:style-name="P18">Actor choose to leave the form</text:p>
          </table:table-cell>
          <table:table-cell table:style-name="Tableau3.A2" office:value-type="string">
            <text:p text:style-name="P19"><text:bookmark text:name="r-2157478"/><text:bookmark text:name="r-2157482"/></text:p>
          </table:table-cell>
        </table:table-row>
        <table:table-row>
          <table:table-cell table:style-name="Tableau3.A3" office:value-type="string">
            <text:p text:style-name="P24"><text:span text:style-name="T27">4</text:span>.a</text:p>
          </table:table-cell>
          <table:table-cell table:style-name="Tableau3.A3" office:value-type="string">
            <text:p text:style-name="P18"/>
          </table:table-cell>
          <table:table-cell table:style-name="Tableau3.A3" office:value-type="string">
            <text:p text:style-name="P24"><text:span text:style-name="T27">Authentification</text:span> have failed. <text:span text:style-name="T21">Displayed message « L’authentification a échouée ».</text:span></text:p>
          </table:table-cell>
        </table:table-row>
      </table:table>
      <text:p text:style-name="P2"/>
      <text:p text:style-name="Text_20_body"><text:span text:style-name="Strong_20_Emphasis"/></text:p>
      <text:p text:style-name="P38"><text:bookmark text:name="r-2157569"/><text:soft-page-break/><text:span text:style-name="Strong_20_Emphasis"><text:span text:style-name="T2">Exception E1 : </text:span></text:span><text:span text:style-name="Strong_20_Emphasis"><text:span text:style-name="T4">One or severals</text:span></text:span><text:span text:style-name="Strong_20_Emphasis"><text:span text:style-name="T3"> </text:span></text:span><text:span text:style-name="Strong_20_Emphasis"><text:span text:style-name="T4">fields h</text:span></text:span><text:span text:style-name="Strong_20_Emphasis"><text:span text:style-name="T3">as </text:span></text:span><text:span text:style-name="Strong_20_Emphasis"><text:span text:style-name="T4">not b</text:span></text:span><text:span text:style-name="Strong_20_Emphasis"><text:span text:style-name="T3">een </text:span></text:span><text:span text:style-name="Strong_20_Emphasis"><text:span text:style-name="T4">filled</text:span></text:span></text:p>
      <text:p text:style-name="P1"><text:bookmark text:name="r-2157771"/><text:bookmark text:name="r-2157770"/><text:bookmark text:name="r-2157757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4"><text:bookmark text:name="r-2157752"/><text:bookmark text:name="r-2157751"/><text:span text:style-name="Strong_20_Emphasis"><text:span text:style-name="T1">Étape du scénario</text:span></text:span><text:bookmark text:name="r-2157754"/></text:p>
          </table:table-cell>
          <table:table-cell table:style-name="Tableau6.A1" office:value-type="string">
            <text:p text:style-name="P4"><text:bookmark text:name="r-2157753"/><text:span text:style-name="Strong_20_Emphasis"><text:span text:style-name="T1">Utilisateur</text:span></text:span><text:bookmark text:name="r-2157756"/></text:p>
          </table:table-cell>
          <table:table-cell table:style-name="Tableau6.A1" office:value-type="string">
            <text:p text:style-name="P4"><text:bookmark text:name="r-2157755"/><text:span text:style-name="Strong_20_Emphasis"><text:span text:style-name="T1">Système</text:span></text:span><text:bookmark text:name="r-2157763"/><text:bookmark text:name="r-2157759"/></text:p>
          </table:table-cell>
        </table:table-row>
        <table:table-row>
          <table:table-cell table:style-name="Tableau6.A2" office:value-type="string">
            <text:p text:style-name="P5"><text:span text:style-name="T20">3.</text:span>1<text:bookmark text:name="r-2157760"/></text:p>
          </table:table-cell>
          <table:table-cell table:style-name="Tableau6.A2" office:value-type="string">
            <text:p text:style-name="P5"><text:bookmark text:name="r-2157762"/></text:p>
          </table:table-cell>
          <table:table-cell table:style-name="Tableau6.A2" office:value-type="string">
            <text:p text:style-name="P14">Throw the message « <text:span text:style-name="T16">champs obligatoire </text:span>»</text:p>
          </table:table-cell>
        </table:table-row>
      </table:table>
      <text:p text:style-name="P1"/>
      <text:p text:style-name="P1"/>
      <text:p text:style-name="P1"/>
      <text:p text:style-name="P39"><text:span text:style-name="Strong_20_Emphasis"><text:span text:style-name="T2">Exception E</text:span></text:span><text:span text:style-name="Strong_20_Emphasis"><text:span text:style-name="T5">2</text:span></text:span><text:span text:style-name="Strong_20_Emphasis"><text:span text:style-name="T2"> : </text:span></text:span><text:span text:style-name="Strong_20_Emphasis"><text:span text:style-name="T5">Wrong identifiant</text:span></text:span></text:p>
      <text:p text:style-name="P3"><text:bookmark text:name="r-21577701"/><text:bookmark text:name="r-21577571"/><text:bookmark text:name="r-21577711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37"><text:bookmark text:name="r-21577511"/><text:bookmark text:name="r-21577521"/><text:span text:style-name="Strong_20_Emphasis"><text:span text:style-name="T1">Étape du scénario</text:span></text:span><text:bookmark text:name="r-21577541"/></text:p>
          </table:table-cell>
          <table:table-cell table:style-name="Tableau7.A1" office:value-type="string">
            <text:p text:style-name="P37"><text:bookmark text:name="r-21577531"/><text:span text:style-name="Strong_20_Emphasis"><text:span text:style-name="T1">Utilisateur</text:span></text:span><text:bookmark text:name="r-21577561"/></text:p>
          </table:table-cell>
          <table:table-cell table:style-name="Tableau7.A1" office:value-type="string">
            <text:p text:style-name="P37"><text:bookmark text:name="r-21577551"/><text:span text:style-name="Strong_20_Emphasis"><text:span text:style-name="T1">Système</text:span></text:span><text:bookmark text:name="r-21577591"/><text:bookmark text:name="r-21577631"/></text:p>
          </table:table-cell>
        </table:table-row>
        <table:table-row>
          <table:table-cell table:style-name="Tableau7.A2" office:value-type="string">
            <text:p text:style-name="P30"><text:span text:style-name="T27">4.</text:span>1<text:bookmark text:name="r-21577601"/></text:p>
          </table:table-cell>
          <table:table-cell table:style-name="Tableau7.A2" office:value-type="string">
            <text:p text:style-name="P30"><text:bookmark text:name="r-21577621"/></text:p>
          </table:table-cell>
          <table:table-cell table:style-name="Tableau7.A2" office:value-type="string">
            <text:p text:style-name="P15">Throw the message « <text:span text:style-name="T27">Identifiant inconnu </text:span>»</text:p>
          </table:table-cell>
        </table:table-row>
      </table:table>
      <text:p text:style-name="P3"><text:span text:style-name="Strong_20_Emphasis"><text:span text:style-name="T10"/></text:span></text:p>
      <text:p text:style-name="P1"/>
      <text:p text:style-name="P1"/>
      <text:p text:style-name="P1"/>
      <text:p text:style-name="P39"><text:span text:style-name="Strong_20_Emphasis"><text:span text:style-name="T2">Exception E</text:span></text:span><text:span text:style-name="Strong_20_Emphasis"><text:span text:style-name="T5">3</text:span></text:span><text:span text:style-name="Strong_20_Emphasis"><text:span text:style-name="T2"> : </text:span></text:span><text:span text:style-name="Strong_20_Emphasis"><text:span text:style-name="T5">Wrong password</text:span></text:span></text:p>
      <text:p text:style-name="P3"><text:bookmark text:name="r-215777011"/><text:bookmark text:name="r-215775711"/><text:bookmark text:name="r-215777111"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37"><text:bookmark text:name="r-215775111"/><text:bookmark text:name="r-215775211"/><text:span text:style-name="Strong_20_Emphasis"><text:span text:style-name="T1">Étape du scénario</text:span></text:span><text:bookmark text:name="r-215775411"/></text:p>
          </table:table-cell>
          <table:table-cell table:style-name="Tableau8.A1" office:value-type="string">
            <text:p text:style-name="P37"><text:bookmark text:name="r-215775311"/><text:span text:style-name="Strong_20_Emphasis"><text:span text:style-name="T1">Utilisateur</text:span></text:span><text:bookmark text:name="r-215775611"/></text:p>
          </table:table-cell>
          <table:table-cell table:style-name="Tableau8.A1" office:value-type="string">
            <text:p text:style-name="P37"><text:bookmark text:name="r-215775511"/><text:span text:style-name="Strong_20_Emphasis"><text:span text:style-name="T1">Système</text:span></text:span><text:bookmark text:name="r-215775911"/><text:bookmark text:name="r-215776311"/></text:p>
          </table:table-cell>
        </table:table-row>
        <table:table-row>
          <table:table-cell table:style-name="Tableau8.A2" office:value-type="string">
            <text:p text:style-name="P30"><text:span text:style-name="T27">4.</text:span>1<text:bookmark text:name="r-215776011"/></text:p>
          </table:table-cell>
          <table:table-cell table:style-name="Tableau8.A2" office:value-type="string">
            <text:p text:style-name="P30"><text:bookmark text:name="r-215776211"/></text:p>
          </table:table-cell>
          <table:table-cell table:style-name="Tableau8.A2" office:value-type="string">
            <text:p text:style-name="P15">Throw the message « <text:span text:style-name="T27">Mauvais mot de passe </text:span>»</text:p>
          </table:table-cell>
        </table:table-row>
      </table:table>
      <text:p text:style-name="P3"><text:span text:style-name="Strong_20_Emphasis"><text:span text:style-name="T10"/></text:span></text:p>
      <text:p text:style-name="P3"><text:span text:style-name="Strong_20_Emphasis"><text:span text:style-name="T10"/></text:span></text:p>
      <text:p text:style-name="P3"><text:span text:style-name="Strong_20_Emphasis"><text:span text:style-name="T10"/></text:span></text:p>
      <text:p text:style-name="P3"><text:span text:style-name="Strong_20_Emphasis"><text:span text:style-name="T10"/></text:span></text:p>
      <text:p text:style-name="P3"><text:bookmark text:name="r-2157509"/><text:bookmark text:name="r-2157628"/><text:bookmark text:name="r-2157627"/><text:bookmark text:name="r-2157621"/><text:span text:style-name="Strong_20_Emphasis"><text:span text:style-name="T10"/>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4"><text:bookmark text:name="r-2157620"/><text:span text:style-name="Strong_20_Emphasis"><text:span text:style-name="T8">End</text:span></text:span></text:p>
          </table:table-cell>
          <table:table-cell table:style-name="Tableau4.A1" office:value-type="string">
            <text:p text:style-name="P13">At point <text:span text:style-name="T27">4</text:span> (<text:span text:style-name="T27">identification</text:span>)</text:p>
            <text:p text:style-name="P25"><text:span text:style-name="T19">E</text:span>xception <text:span text:style-name="T22">E1</text:span> : <text:span text:style-name="T15">At point 3 (warning message diplayed)</text:span></text:p>
          </table:table-cell>
        </table:table-row>
        <table:table-row>
          <table:table-cell table:style-name="Tableau4.A2" office:value-type="string">
            <text:p text:style-name="P4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41">Session logged started.</text:p>
            <text:p text:style-name="P31">Identifiant appears on header.</text:p>
            <text:p text:style-name="P27">« <text:span text:style-name="T27">Administration » link appears for administrator on footer.</text:span></text:p>
          </table:table-cell>
        </table:table-row>
      </table:table>
      <text:h text:style-name="P45" text:outline-level="2">Complements</text:h>
      <text:p text:style-name="P2"><text:bookmark text:name="r-2157648"/><text:bookmark text:name="r-2157635"/><text:bookmark text:name="r-2157649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Ergonomics</text:p>
          </table:table-cell>
          <table:table-cell table:style-name="Tableau5.A1" office:value-type="string">
            <text:p text:style-name="P21"><text:span text:style-name="T25">Authentification appears</text:span> via a UI window.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21:03:18.678000000</dc:date>
    <meta:editing-duration>PT2H36M18S</meta:editing-duration>
    <meta:editing-cycles>39</meta:editing-cycles>
    <meta:generator>LibreOffice/5.1.5.2$Windows_x86 LibreOffice_project/7a864d8825610a8c07cfc3bc01dd4fce6a9447e5</meta:generator>
    <meta:document-statistic meta:table-count="8" meta:image-count="0" meta:object-count="0" meta:page-count="2" meta:paragraph-count="65" meta:word-count="219" meta:character-count="1393" meta:non-whitespace-character-count="1234"/>
  </office:meta>
</office:document-meta>
</file>